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0142857142857142" table:formula="of:=[.B25]+([.$I$25]-[.$B$25])/7" table:style-name="ce1">
            <text:p>1.014285714</text:p>
          </table:table-cell>
          <table:table-cell office:value-type="float" office:value="1.0285714285714285" table:formula="of:=[.C25]+([.$I$25]-[.$B$25])/7" table:style-name="ce1">
            <text:p>1.028571429</text:p>
          </table:table-cell>
          <table:table-cell office:value-type="float" office:value="1.0428571428571427" table:formula="of:=[.D25]+([.$I$25]-[.$B$25])/7" table:style-name="ce1">
            <text:p>1.042857143</text:p>
          </table:table-cell>
          <table:table-cell office:value-type="float" office:value="1.0571428571428569" table:formula="of:=[.E25]+([.$I$25]-[.$B$25])/7" table:style-name="ce1">
            <text:p>1.057142857</text:p>
          </table:table-cell>
          <table:table-cell office:value-type="float" office:value="1.0714285714285712" table:formula="of:=[.F25]+([.$I$25]-[.$B$25])/7" table:style-name="ce1">
            <text:p>1.071428571</text:p>
          </table:table-cell>
          <table:table-cell office:value-type="float" office:value="1.0857142857142854" table:formula="of:=[.G25]+([.$I$25]-[.$B$25])/7" table:style-name="ce1">
            <text:p>1.08571428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142857142857143" table:formula="of:=[.I25]+([.$I$25]-[.$B$25])/7" table:style-name="ce1">
            <text:p>1.114285714</text:p>
          </table:table-cell>
          <table:table-cell office:value-type="float" office:value="1.1285714285714286" table:formula="of:=[.J25]+([.$I$25]-[.$B$25])/7" table:style-name="ce1">
            <text:p>1.12857142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formula="of:=[.B4]*[.B$25]" table:style-name="ce1">
            <text:p>0.091741</text:p>
          </table:table-cell>
          <table:table-cell office:value-type="float" office:value="5.783457142857143E-2" table:formula="of:=[.C4]*[.C$25]" table:style-name="ce1">
            <text:p>0.057834571</text:p>
          </table:table-cell>
          <table:table-cell office:value-type="float" office:value="3.2429828571428572E-2" table:formula="of:=[.D4]*[.D$25]" table:style-name="ce1">
            <text:p>0.032429829</text:p>
          </table:table-cell>
          <table:table-cell office:value-type="float" office:value="1.4700114285714282E-2" table:formula="of:=[.E4]*[.E$25]" table:style-name="ce1">
            <text:p>0.014700114</text:p>
          </table:table-cell>
          <table:table-cell office:value-type="float" office:value="-1.8271657142857139E-2" table:formula="of:=[.F4]*[.F$25]" table:style-name="ce1">
            <text:p>-0.018271657</text:p>
          </table:table-cell>
          <table:table-cell office:value-type="float" office:value="-3.9947142857142848E-2" table:formula="of:=[.G4]*[.G$25]" table:style-name="ce1">
            <text:p>-0.039947143</text:p>
          </table:table-cell>
          <table:table-cell office:value-type="float" office:value="-6.1969314285714269E-2" table:formula="of:=[.H4]*[.H$25]" table:style-name="ce1">
            <text:p>-0.061969314</text:p>
          </table:table-cell>
          <table:table-cell office:value-type="float" office:value="-0.22642510000000002" table:formula="of:=[.I4]*[.I$25]" table:style-name="ce1">
            <text:p>-0.2264251</text:p>
          </table:table-cell>
          <table:table-cell office:value-type="float" office:value="-0.3514446" table:formula="of:=[.J4]*[.J$25]" table:style-name="ce1">
            <text:p>-0.3514446</text:p>
          </table:table-cell>
          <table:table-cell office:value-type="float" office:value="-0.55155204285714288" table:formula="of:=[.K4]*[.K$25]" table:style-name="ce1">
            <text:p>-0.551552043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formula="of:=[.B5]*[.B$25]" table:style-name="ce1">
            <text:p>0.14281</text:p>
          </table:table-cell>
          <table:table-cell office:value-type="float" office:value="7.3246642857142857E-2" table:formula="of:=[.C5]*[.C$25]" table:style-name="ce1">
            <text:p>0.073246643</text:p>
          </table:table-cell>
          <table:table-cell office:value-type="float" office:value="3.9112457142857139E-2" table:formula="of:=[.D5]*[.D$25]" table:style-name="ce1">
            <text:p>0.039112457</text:p>
          </table:table-cell>
          <table:table-cell office:value-type="float" office:value="2.127845714285714E-2" table:formula="of:=[.E5]*[.E$25]" table:style-name="ce1">
            <text:p>0.021278457</text:p>
          </table:table-cell>
          <table:table-cell office:value-type="float" office:value="-1.0141171428571428E-2" table:formula="of:=[.F5]*[.F$25]" table:style-name="ce1">
            <text:p>-0.010141171</text:p>
          </table:table-cell>
          <table:table-cell office:value-type="float" office:value="-2.8468928571428565E-2" table:formula="of:=[.G5]*[.G$25]" table:style-name="ce1">
            <text:p>-0.028468929</text:p>
          </table:table-cell>
          <table:table-cell office:value-type="float" office:value="-2.6660799999999995E-2" table:formula="of:=[.H5]*[.H$25]" table:style-name="ce1">
            <text:p>-0.0266608</text:p>
          </table:table-cell>
          <table:table-cell office:value-type="float" office:value="-0.16646079999999999" table:formula="of:=[.I5]*[.I$25]" table:style-name="ce1">
            <text:p>-0.1664608</text:p>
          </table:table-cell>
          <table:table-cell office:value-type="float" office:value="-0.29662731428571432" table:formula="of:=[.J5]*[.J$25]" table:style-name="ce1">
            <text:p>-0.296627314</text:p>
          </table:table-cell>
          <table:table-cell office:value-type="float" office:value="-0.49547445714285709" table:formula="of:=[.K5]*[.K$25]" table:style-name="ce1">
            <text:p>-0.495474457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formula="of:=[.B6]*[.B$25]" table:style-name="ce1">
            <text:p>0.189837</text:p>
          </table:table-cell>
          <table:table-cell office:value-type="float" office:value="8.3498028571428573E-2" table:formula="of:=[.C6]*[.C$25]" table:style-name="ce1">
            <text:p>0.083498029</text:p>
          </table:table-cell>
          <table:table-cell office:value-type="float" office:value="4.3251428571428566E-2" table:formula="of:=[.D6]*[.D$25]" table:style-name="ce1">
            <text:p>0.043251429</text:p>
          </table:table-cell>
          <table:table-cell office:value-type="float" office:value="2.7894342857142856E-2" table:formula="of:=[.E6]*[.E$25]" table:style-name="ce1">
            <text:p>0.027894343</text:p>
          </table:table-cell>
          <table:table-cell office:value-type="float" office:value="1.8382657142857139E-2" table:formula="of:=[.F6]*[.F$25]" table:style-name="ce1">
            <text:p>0.018382657</text:p>
          </table:table-cell>
          <table:table-cell office:value-type="float" office:value="4.2749999999999984E-3" table:formula="of:=[.G6]*[.G$25]" table:style-name="ce1">
            <text:p>0.004275</text:p>
          </table:table-cell>
          <table:table-cell office:value-type="float" office:value="-2.9228514285714279E-2" table:formula="of:=[.H6]*[.H$25]" table:style-name="ce1">
            <text:p>-0.029228514</text:p>
          </table:table-cell>
          <table:table-cell office:value-type="float" office:value="-6.2495400000000007E-2" table:formula="of:=[.I6]*[.I$25]" table:style-name="ce1">
            <text:p>-0.0624954</text:p>
          </table:table-cell>
          <table:table-cell office:value-type="float" office:value="-9.131125714285715E-2" table:formula="of:=[.J6]*[.J$25]" table:style-name="ce1">
            <text:p>-0.091311257</text:p>
          </table:table-cell>
          <table:table-cell office:value-type="float" office:value="-0.41688412857142859" table:formula="of:=[.K6]*[.K$25]" table:style-name="ce1">
            <text:p>-0.416884129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formula="of:=[.B7]*[.B$25]" table:style-name="ce1">
            <text:p>0.262207</text:p>
          </table:table-cell>
          <table:table-cell office:value-type="float" office:value="0.12784767142857142" table:formula="of:=[.C7]*[.C$25]" table:style-name="ce1">
            <text:p>0.127847671</text:p>
          </table:table-cell>
          <table:table-cell office:value-type="float" office:value="7.9411885714285702E-2" table:formula="of:=[.D7]*[.D$25]" table:style-name="ce1">
            <text:p>0.079411886</text:p>
          </table:table-cell>
          <table:table-cell office:value-type="float" office:value="4.7889042857142849E-2" table:formula="of:=[.E7]*[.E$25]" table:style-name="ce1">
            <text:p>0.047889043</text:p>
          </table:table-cell>
          <table:table-cell office:value-type="float" office:value="2.6131514285714284E-2" table:formula="of:=[.F7]*[.F$25]" table:style-name="ce1">
            <text:p>0.026131514</text:p>
          </table:table-cell>
          <table:table-cell office:value-type="float" office:value="6.4949999999999982E-3" table:formula="of:=[.G7]*[.G$25]" table:style-name="ce1">
            <text:p>0.006495</text:p>
          </table:table-cell>
          <table:table-cell office:value-type="float" office:value="-3.053137142857142E-3" table:formula="of:=[.H7]*[.H$25]" table:style-name="ce1">
            <text:p>-0.003053137</text:p>
          </table:table-cell>
          <table:table-cell office:value-type="float" office:value="-2.5080000000000002E-2" table:formula="of:=[.I7]*[.I$25]" table:style-name="ce1">
            <text:p>-0.02508</text:p>
          </table:table-cell>
          <table:table-cell office:value-type="float" office:value="-7.7688000000000007E-2" table:formula="of:=[.J7]*[.J$25]" table:style-name="ce1">
            <text:p>-0.077688</text:p>
          </table:table-cell>
          <table:table-cell office:value-type="float" office:value="-0.33138355714285711" table:formula="of:=[.K7]*[.K$25]" table:style-name="ce1">
            <text:p>-0.331383557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formula="of:=[.B8]*[.B$25]" table:style-name="ce1">
            <text:p>0.33023</text:p>
          </table:table-cell>
          <table:table-cell office:value-type="float" office:value="0.16508210000000001" table:formula="of:=[.C8]*[.C$25]" table:style-name="ce1">
            <text:p>0.1650821</text:p>
          </table:table-cell>
          <table:table-cell office:value-type="float" office:value="0.12763337142857142" table:formula="of:=[.D8]*[.D$25]" table:style-name="ce1">
            <text:p>0.127633371</text:p>
          </table:table-cell>
          <table:table-cell office:value-type="float" office:value="7.2560957142857138E-2" table:formula="of:=[.E8]*[.E$25]" table:style-name="ce1">
            <text:p>0.072560957</text:p>
          </table:table-cell>
          <table:table-cell office:value-type="float" office:value="6.1213857142857132E-2" table:formula="of:=[.F8]*[.F$25]" table:style-name="ce1">
            <text:p>0.061213857</text:p>
          </table:table-cell>
          <table:table-cell office:value-type="float" office:value="5.3165357142857125E-2" table:formula="of:=[.G8]*[.G$25]" table:style-name="ce1">
            <text:p>0.053165357</text:p>
          </table:table-cell>
          <table:table-cell office:value-type="float" office:value="3.2343428571428565E-2" table:formula="of:=[.H8]*[.H$25]" table:style-name="ce1">
            <text:p>0.032343429</text:p>
          </table:table-cell>
          <table:table-cell office:value-type="float" office:value="5.9712400000000006E-2" table:formula="of:=[.I8]*[.I$25]" table:style-name="ce1">
            <text:p>0.0597124</text:p>
          </table:table-cell>
          <table:table-cell office:value-type="float" office:value="6.041434285714286E-2" table:formula="of:=[.J8]*[.J$25]" table:style-name="ce1">
            <text:p>0.060414343</text:p>
          </table:table-cell>
          <table:table-cell office:value-type="float" office:value="-0.24899671428571427" table:formula="of:=[.K8]*[.K$25]" table:style-name="ce1">
            <text:p>-0.248996714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formula="of:=[.B9]*[.B$25]" table:style-name="ce1">
            <text:p>0.393293</text:p>
          </table:table-cell>
          <table:table-cell office:value-type="float" office:value="0.25366879999999997" table:formula="of:=[.C9]*[.C$25]" table:style-name="ce1">
            <text:p>0.2536688</text:p>
          </table:table-cell>
          <table:table-cell office:value-type="float" office:value="0.16118434285714286" table:formula="of:=[.D9]*[.D$25]" table:style-name="ce1">
            <text:p>0.161184343</text:p>
          </table:table-cell>
          <table:table-cell office:value-type="float" office:value="0.11723695714285713" table:formula="of:=[.E9]*[.E$25]" table:style-name="ce1">
            <text:p>0.117236957</text:p>
          </table:table-cell>
          <table:table-cell office:value-type="float" office:value="9.6641885714285697E-2" table:formula="of:=[.F9]*[.F$25]" table:style-name="ce1">
            <text:p>0.096641886</text:p>
          </table:table-cell>
          <table:table-cell office:value-type="float" office:value="8.2239642857142845E-2" table:formula="of:=[.G9]*[.G$25]" table:style-name="ce1">
            <text:p>0.082239643</text:p>
          </table:table-cell>
          <table:table-cell office:value-type="float" office:value="6.089771428571427E-2" table:formula="of:=[.H9]*[.H$25]" table:style-name="ce1">
            <text:p>0.060897714</text:p>
          </table:table-cell>
          <table:table-cell office:value-type="float" office:value="2.0359900000000004E-2" table:formula="of:=[.I9]*[.I$25]" table:style-name="ce1">
            <text:p>0.0203599</text:p>
          </table:table-cell>
          <table:table-cell office:value-type="float" office:value="-6.4093714285714296E-2" table:formula="of:=[.J9]*[.J$25]" table:style-name="ce1">
            <text:p>-0.064093714</text:p>
          </table:table-cell>
          <table:table-cell office:value-type="float" office:value="-0.175064" table:formula="of:=[.K9]*[.K$25]" table:style-name="ce1">
            <text:p>-0.175064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formula="of:=[.B10]*[.B$25]" table:style-name="ce1">
            <text:p>0.452337</text:p>
          </table:table-cell>
          <table:table-cell office:value-type="float" office:value="0.31550980000000001" table:formula="of:=[.C10]*[.C$25]" table:style-name="ce1">
            <text:p>0.3155098</text:p>
          </table:table-cell>
          <table:table-cell office:value-type="float" office:value="0.21739165714285713" table:formula="of:=[.D10]*[.D$25]" table:style-name="ce1">
            <text:p>0.217391657</text:p>
          </table:table-cell>
          <table:table-cell office:value-type="float" office:value="0.16495288571428571" table:formula="of:=[.E10]*[.E$25]" table:style-name="ce1">
            <text:p>0.164952886</text:p>
          </table:table-cell>
          <table:table-cell office:value-type="float" office:value="0.1347106571428571" table:formula="of:=[.F10]*[.F$25]" table:style-name="ce1">
            <text:p>0.134710657</text:p>
          </table:table-cell>
          <table:table-cell office:value-type="float" office:value="0.11240892857142853" table:formula="of:=[.G10]*[.G$25]" table:style-name="ce1">
            <text:p>0.112408929</text:p>
          </table:table-cell>
          <table:table-cell office:value-type="float" office:value="8.8128514285714249E-2" table:formula="of:=[.H10]*[.H$25]" table:style-name="ce1">
            <text:p>0.088128514</text:p>
          </table:table-cell>
          <table:table-cell office:value-type="float" office:value="5.216090000000001E-2" table:formula="of:=[.I10]*[.I$25]" table:style-name="ce1">
            <text:p>0.0521609</text:p>
          </table:table-cell>
          <table:table-cell office:value-type="float" office:value="-8.2446000000000012E-3" table:formula="of:=[.J10]*[.J$25]" table:style-name="ce1">
            <text:p>-0.0082446</text:p>
          </table:table-cell>
          <table:table-cell office:value-type="float" office:value="-0.11113494285714286" table:formula="of:=[.K10]*[.K$25]" table:style-name="ce1">
            <text:p>-0.111134943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formula="of:=[.B11]*[.B$25]" table:style-name="ce1">
            <text:p>0.509468</text:p>
          </table:table-cell>
          <table:table-cell office:value-type="float" office:value="0.3789046857142857" table:formula="of:=[.C11]*[.C$25]" table:style-name="ce1">
            <text:p>0.378904686</text:p>
          </table:table-cell>
          <table:table-cell office:value-type="float" office:value="0.27767417142857143" table:formula="of:=[.D11]*[.D$25]" table:style-name="ce1">
            <text:p>0.277674171</text:p>
          </table:table-cell>
          <table:table-cell office:value-type="float" office:value="0.21806768571428567" table:formula="of:=[.E11]*[.E$25]" table:style-name="ce1">
            <text:p>0.218067686</text:p>
          </table:table-cell>
          <table:table-cell office:value-type="float" office:value="0.17828714285714281" table:formula="of:=[.F11]*[.F$25]" table:style-name="ce1">
            <text:p>0.178287143</text:p>
          </table:table-cell>
          <table:table-cell office:value-type="float" office:value="0.14702464285714284" table:formula="of:=[.G11]*[.G$25]" table:style-name="ce1">
            <text:p>0.147024643</text:p>
          </table:table-cell>
          <table:table-cell office:value-type="float" office:value="0.11767297142857139" table:formula="of:=[.H11]*[.H$25]" table:style-name="ce1">
            <text:p>0.117672971</text:p>
          </table:table-cell>
          <table:table-cell office:value-type="float" office:value="8.3226000000000008E-2" table:formula="of:=[.I11]*[.I$25]" table:style-name="ce1">
            <text:p>0.083226</text:p>
          </table:table-cell>
          <table:table-cell office:value-type="float" office:value="3.1984457142857144E-2" table:formula="of:=[.J11]*[.J$25]" table:style-name="ce1">
            <text:p>0.031984457</text:p>
          </table:table-cell>
          <table:table-cell office:value-type="float" office:value="-5.5829299999999998E-2" table:formula="of:=[.K11]*[.K$25]" table:style-name="ce1">
            <text:p>-0.0558293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formula="of:=[.B12]*[.B$25]" table:style-name="ce1">
            <text:p>0.594614</text:p>
          </table:table-cell>
          <table:table-cell office:value-type="float" office:value="0.44624007142857142" table:formula="of:=[.C12]*[.C$25]" table:style-name="ce1">
            <text:p>0.446240071</text:p>
          </table:table-cell>
          <table:table-cell office:value-type="float" office:value="0.34418982857142855" table:formula="of:=[.D12]*[.D$25]" table:style-name="ce1">
            <text:p>0.344189829</text:p>
          </table:table-cell>
          <table:table-cell office:value-type="float" office:value="0.27894029999999997" table:formula="of:=[.E12]*[.E$25]" table:style-name="ce1">
            <text:p>0.2789403</text:p>
          </table:table-cell>
          <table:table-cell office:value-type="float" office:value="0.23021717142857137" table:formula="of:=[.F12]*[.F$25]" table:style-name="ce1">
            <text:p>0.230217171</text:p>
          </table:table-cell>
          <table:table-cell office:value-type="float" office:value="0.1895346428571428" table:formula="of:=[.G12]*[.G$25]" table:style-name="ce1">
            <text:p>0.189534643</text:p>
          </table:table-cell>
          <table:table-cell office:value-type="float" office:value="0.15352434285714281" table:formula="of:=[.H12]*[.H$25]" table:style-name="ce1">
            <text:p>0.153524343</text:p>
          </table:table-cell>
          <table:table-cell office:value-type="float" office:value="0.1178628" table:formula="of:=[.I12]*[.I$25]" table:style-name="ce1">
            <text:p>0.1178628</text:p>
          </table:table-cell>
          <table:table-cell office:value-type="float" office:value="7.1933828571428576E-2" table:formula="of:=[.J12]*[.J$25]" table:style-name="ce1">
            <text:p>0.071933829</text:p>
          </table:table-cell>
          <table:table-cell office:value-type="float" office:value="-5.6834857142857142E-3" table:formula="of:=[.K12]*[.K$25]" table:style-name="ce1">
            <text:p>-0.00568348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formula="of:=[.B13]*[.B$25]" table:style-name="ce1">
            <text:p>0.660035</text:p>
          </table:table-cell>
          <table:table-cell office:value-type="float" office:value="0.51992691428571425" table:formula="of:=[.C13]*[.C$25]" table:style-name="ce1">
            <text:p>0.519926914</text:p>
          </table:table-cell>
          <table:table-cell office:value-type="float" office:value="0.41878388571428565" table:formula="of:=[.D13]*[.D$25]" table:style-name="ce1">
            <text:p>0.418783886</text:p>
          </table:table-cell>
          <table:table-cell office:value-type="float" office:value="0.34941449999999996" table:formula="of:=[.E13]*[.E$25]" table:style-name="ce1">
            <text:p>0.3494145</text:p>
          </table:table-cell>
          <table:table-cell office:value-type="float" office:value="0.29275245714285708" table:formula="of:=[.F13]*[.F$25]" table:style-name="ce1">
            <text:p>0.292752457</text:p>
          </table:table-cell>
          <table:table-cell office:value-type="float" office:value="0.24285964285714282" table:formula="of:=[.G13]*[.G$25]" table:style-name="ce1">
            <text:p>0.242859643</text:p>
          </table:table-cell>
          <table:table-cell office:value-type="float" office:value="0.19936645714285711" table:formula="of:=[.H13]*[.H$25]" table:style-name="ce1">
            <text:p>0.199366457</text:p>
          </table:table-cell>
          <table:table-cell office:value-type="float" office:value="0.16043500000000002" table:formula="of:=[.I13]*[.I$25]" table:style-name="ce1">
            <text:p>0.160435</text:p>
          </table:table-cell>
          <table:table-cell office:value-type="float" office:value="0.1163771142857143" table:formula="of:=[.J13]*[.J$25]" table:style-name="ce1">
            <text:p>0.116377114</text:p>
          </table:table-cell>
          <table:table-cell office:value-type="float" office:value="4.4027828571428569E-2" table:formula="of:=[.K13]*[.K$25]" table:style-name="ce1">
            <text:p>0.044027829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formula="of:=[.B14]*[.B$25]" table:style-name="ce1">
            <text:p>0.733601</text:p>
          </table:table-cell>
          <table:table-cell office:value-type="float" office:value="0.60198465714285709" table:formula="of:=[.C14]*[.C$25]" table:style-name="ce1">
            <text:p>0.601984657</text:p>
          </table:table-cell>
          <table:table-cell office:value-type="float" office:value="0.50253017142857137" table:formula="of:=[.D14]*[.D$25]" table:style-name="ce1">
            <text:p>0.502530171</text:p>
          </table:table-cell>
          <table:table-cell office:value-type="float" office:value="0.43030684285714282" table:formula="of:=[.E14]*[.E$25]" table:style-name="ce1">
            <text:p>0.430306843</text:p>
          </table:table-cell>
          <table:table-cell office:value-type="float" office:value="0.36700088571428563" table:formula="of:=[.F14]*[.F$25]" table:style-name="ce1">
            <text:p>0.367000886</text:p>
          </table:table-cell>
          <table:table-cell office:value-type="float" office:value="0.30879642857142853" table:formula="of:=[.G14]*[.G$25]" table:style-name="ce1">
            <text:p>0.308796429</text:p>
          </table:table-cell>
          <table:table-cell office:value-type="float" office:value="0.25792119999999991" table:formula="of:=[.H14]*[.H$25]" table:style-name="ce1">
            <text:p>0.2579212</text:p>
          </table:table-cell>
          <table:table-cell office:value-type="float" office:value="0.21465620000000002" table:formula="of:=[.I14]*[.I$25]" table:style-name="ce1">
            <text:p>0.2146562</text:p>
          </table:table-cell>
          <table:table-cell office:value-type="float" office:value="0.16991185714285717" table:formula="of:=[.J14]*[.J$25]" table:style-name="ce1">
            <text:p>0.169911857</text:p>
          </table:table-cell>
          <table:table-cell office:value-type="float" office:value="9.8489300000000002E-2" table:formula="of:=[.K14]*[.K$25]" table:style-name="ce1">
            <text:p>0.0984893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formula="of:=[.B15]*[.B$25]" table:style-name="ce1">
            <text:p>0.818693</text:p>
          </table:table-cell>
          <table:table-cell office:value-type="float" office:value="0.69364971428571431" table:formula="of:=[.C15]*[.C$25]" table:style-name="ce1">
            <text:p>0.693649714</text:p>
          </table:table-cell>
          <table:table-cell office:value-type="float" office:value="0.59529188571428571" table:formula="of:=[.D15]*[.D$25]" table:style-name="ce1">
            <text:p>0.595291886</text:p>
          </table:table-cell>
          <table:table-cell office:value-type="float" office:value="0.52092174285714277" table:formula="of:=[.E15]*[.E$25]" table:style-name="ce1">
            <text:p>0.520921743</text:p>
          </table:table-cell>
          <table:table-cell office:value-type="float" office:value="0.45239265714285709" table:formula="of:=[.F15]*[.F$25]" table:style-name="ce1">
            <text:p>0.452392657</text:p>
          </table:table-cell>
          <table:table-cell office:value-type="float" office:value="0.38743285714285702" table:formula="of:=[.G15]*[.G$25]" table:style-name="ce1">
            <text:p>0.387432857</text:p>
          </table:table-cell>
          <table:table-cell office:value-type="float" office:value="0.33031879999999991" table:formula="of:=[.H15]*[.H$25]" table:style-name="ce1">
            <text:p>0.3303188</text:p>
          </table:table-cell>
          <table:table-cell office:value-type="float" office:value="0.28291670000000002" table:formula="of:=[.I15]*[.I$25]" table:style-name="ce1">
            <text:p>0.2829167</text:p>
          </table:table-cell>
          <table:table-cell office:value-type="float" office:value="0.23623414285714286" table:formula="of:=[.J15]*[.J$25]" table:style-name="ce1">
            <text:p>0.236234143</text:p>
          </table:table-cell>
          <table:table-cell office:value-type="float" office:value="0.16256168571428573" table:formula="of:=[.K15]*[.K$25]" table:style-name="ce1">
            <text:p>0.162561686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formula="of:=[.B16]*[.B$25]" table:style-name="ce1">
            <text:p>0.910344</text:p>
          </table:table-cell>
          <table:table-cell office:value-type="float" office:value="0.79499207142857142" table:formula="of:=[.C16]*[.C$25]" table:style-name="ce1">
            <text:p>0.794992071</text:p>
          </table:table-cell>
          <table:table-cell office:value-type="float" office:value="0.69529577142857135" table:formula="of:=[.D16]*[.D$25]" table:style-name="ce1">
            <text:p>0.695295771</text:p>
          </table:table-cell>
          <table:table-cell office:value-type="float" office:value="0.6185873999999999" table:formula="of:=[.E16]*[.E$25]" table:style-name="ce1">
            <text:p>0.6185874</text:p>
          </table:table-cell>
          <table:table-cell office:value-type="float" office:value="0.54616651428571417" table:formula="of:=[.F16]*[.F$25]" table:style-name="ce1">
            <text:p>0.546166514</text:p>
          </table:table-cell>
          <table:table-cell office:value-type="float" office:value="0.47659499999999988" table:formula="of:=[.G16]*[.G$25]" table:style-name="ce1">
            <text:p>0.476595</text:p>
          </table:table-cell>
          <table:table-cell office:value-type="float" office:value="0.41549091428571416" table:formula="of:=[.H16]*[.H$25]" table:style-name="ce1">
            <text:p>0.415490914</text:p>
          </table:table-cell>
          <table:table-cell office:value-type="float" office:value="0.36562240000000007" table:formula="of:=[.I16]*[.I$25]" table:style-name="ce1">
            <text:p>0.3656224</text:p>
          </table:table-cell>
          <table:table-cell office:value-type="float" office:value="0.31742322857142857" table:formula="of:=[.J16]*[.J$25]" table:style-name="ce1">
            <text:p>0.317423229</text:p>
          </table:table-cell>
          <table:table-cell office:value-type="float" office:value="0.24002344285714286" table:formula="of:=[.K16]*[.K$25]" table:style-name="ce1">
            <text:p>0.240023443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formula="of:=[.B17]*[.B$25]" table:style-name="ce1">
            <text:p>1.025165</text:p>
          </table:table-cell>
          <table:table-cell office:value-type="float" office:value="0.90456332857142852" table:formula="of:=[.C17]*[.C$25]" table:style-name="ce1">
            <text:p>0.904563329</text:p>
          </table:table-cell>
          <table:table-cell office:value-type="float" office:value="0.79873508571428564" table:formula="of:=[.D17]*[.D$25]" table:style-name="ce1">
            <text:p>0.798735086</text:p>
          </table:table-cell>
          <table:table-cell office:value-type="float" office:value="0.71820737142857127" table:formula="of:=[.E17]*[.E$25]" table:style-name="ce1">
            <text:p>0.718207371</text:p>
          </table:table-cell>
          <table:table-cell office:value-type="float" office:value="0.64287817142857129" table:formula="of:=[.F17]*[.F$25]" table:style-name="ce1">
            <text:p>0.642878171</text:p>
          </table:table-cell>
          <table:table-cell office:value-type="float" office:value="0.57129642857142837" table:formula="of:=[.G17]*[.G$25]" table:style-name="ce1">
            <text:p>0.571296429</text:p>
          </table:table-cell>
          <table:table-cell office:value-type="float" office:value="0.50958108571428562" table:formula="of:=[.H17]*[.H$25]" table:style-name="ce1">
            <text:p>0.509581086</text:p>
          </table:table-cell>
          <table:table-cell office:value-type="float" office:value="0.46055900000000005" table:formula="of:=[.I17]*[.I$25]" table:style-name="ce1">
            <text:p>0.460559</text:p>
          </table:table-cell>
          <table:table-cell office:value-type="float" office:value="0.41325514285714282" table:formula="of:=[.J17]*[.J$25]" table:style-name="ce1">
            <text:p>0.413255143</text:p>
          </table:table-cell>
          <table:table-cell office:value-type="float" office:value="0.33282361428571428" table:formula="of:=[.K17]*[.K$25]" table:style-name="ce1">
            <text:p>0.332823614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formula="of:=[.B18]*[.B$25]" table:style-name="ce1">
            <text:p>1.157049</text:p>
          </table:table-cell>
          <table:table-cell office:value-type="float" office:value="1.0190477857142854" table:formula="of:=[.C18]*[.C$25]" table:style-name="ce1">
            <text:p>1.019047786</text:p>
          </table:table-cell>
          <table:table-cell office:value-type="float" office:value="0.89938285714285704" table:formula="of:=[.D18]*[.D$25]" table:style-name="ce1">
            <text:p>0.899382857</text:p>
          </table:table-cell>
          <table:table-cell office:value-type="float" office:value="0.81182882857142846" table:formula="of:=[.E18]*[.E$25]" table:style-name="ce1">
            <text:p>0.811828829</text:p>
          </table:table-cell>
          <table:table-cell office:value-type="float" office:value="0.73392248571428553" table:formula="of:=[.F18]*[.F$25]" table:style-name="ce1">
            <text:p>0.733922486</text:p>
          </table:table-cell>
          <table:table-cell office:value-type="float" office:value="0.66322607142857126" table:formula="of:=[.G18]*[.G$25]" table:style-name="ce1">
            <text:p>0.663226071</text:p>
          </table:table-cell>
          <table:table-cell office:value-type="float" office:value="0.60537365714285696" table:formula="of:=[.H18]*[.H$25]" table:style-name="ce1">
            <text:p>0.605373657</text:p>
          </table:table-cell>
          <table:table-cell office:value-type="float" office:value="0.56226830000000005" table:formula="of:=[.I18]*[.I$25]" table:style-name="ce1">
            <text:p>0.5622683</text:p>
          </table:table-cell>
          <table:table-cell office:value-type="float" office:value="0.52053745714285715" table:formula="of:=[.J18]*[.J$25]" table:style-name="ce1">
            <text:p>0.520537457</text:p>
          </table:table-cell>
          <table:table-cell office:value-type="float" office:value="0.44037195714285715" table:formula="of:=[.K18]*[.K$25]" table:style-name="ce1">
            <text:p>0.440371957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formula="of:=[.B19]*[.B$25]" table:style-name="ce1">
            <text:p>1.281333</text:p>
          </table:table-cell>
          <table:table-cell office:value-type="float" office:value="1.1329500428571426" table:formula="of:=[.C19]*[.C$25]" table:style-name="ce1">
            <text:p>1.132950043</text:p>
          </table:table-cell>
          <table:table-cell office:value-type="float" office:value="0.98822468571428568" table:formula="of:=[.D19]*[.D$25]" table:style-name="ce1">
            <text:p>0.988224686</text:p>
          </table:table-cell>
          <table:table-cell office:value-type="float" office:value="0.88823584285714274" table:formula="of:=[.E19]*[.E$25]" table:style-name="ce1">
            <text:p>0.888235843</text:p>
          </table:table-cell>
          <table:table-cell office:value-type="float" office:value="0.80708099999999983" table:formula="of:=[.F19]*[.F$25]" table:style-name="ce1">
            <text:p>0.807081</text:p>
          </table:table-cell>
          <table:table-cell office:value-type="float" office:value="0.74023928571428554" table:formula="of:=[.G19]*[.G$25]" table:style-name="ce1">
            <text:p>0.740239286</text:p>
          </table:table-cell>
          <table:table-cell office:value-type="float" office:value="0.69174765714285702" table:formula="of:=[.H19]*[.H$25]" table:style-name="ce1">
            <text:p>0.691747657</text:p>
          </table:table-cell>
          <table:table-cell office:value-type="float" office:value="0.6614542000000001" table:formula="of:=[.I19]*[.I$25]" table:style-name="ce1">
            <text:p>0.6614542</text:p>
          </table:table-cell>
          <table:table-cell office:value-type="float" office:value="0.6324552" table:formula="of:=[.J19]*[.J$25]" table:style-name="ce1">
            <text:p>0.6324552</text:p>
          </table:table-cell>
          <table:table-cell office:value-type="float" office:value="0.55883132857142859" table:formula="of:=[.K19]*[.K$25]" table:style-name="ce1">
            <text:p>0.558831329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formula="of:=[.B20]*[.B$25]" table:style-name="ce1">
            <text:p>1.357935</text:p>
          </table:table-cell>
          <table:table-cell office:value-type="float" office:value="1.2382846285714286" table:formula="of:=[.C20]*[.C$25]" table:style-name="ce1">
            <text:p>1.238284629</text:p>
          </table:table-cell>
          <table:table-cell office:value-type="float" office:value="1.0531172571428571" table:formula="of:=[.D20]*[.D$25]" table:style-name="ce1">
            <text:p>1.053117257</text:p>
          </table:table-cell>
          <table:table-cell office:value-type="float" office:value="0.93255831428571412" table:formula="of:=[.E20]*[.E$25]" table:style-name="ce1">
            <text:p>0.932558314</text:p>
          </table:table-cell>
          <table:table-cell office:value-type="float" office:value="0.84608639999999979" table:formula="of:=[.F20]*[.F$25]" table:style-name="ce1">
            <text:p>0.8460864</text:p>
          </table:table-cell>
          <table:table-cell office:value-type="float" office:value="0.7858799999999998" table:formula="of:=[.G20]*[.G$25]" table:style-name="ce1">
            <text:p>0.78588</text:p>
          </table:table-cell>
          <table:table-cell office:value-type="float" office:value="0.75314262857142833" table:formula="of:=[.H20]*[.H$25]" table:style-name="ce1">
            <text:p>0.753142629</text:p>
          </table:table-cell>
          <table:table-cell office:value-type="float" office:value="0.72016010000000008" table:formula="of:=[.I20]*[.I$25]" table:style-name="ce1">
            <text:p>0.7201601</text:p>
          </table:table-cell>
          <table:table-cell office:value-type="float" office:value="0.68858734285714296" table:formula="of:=[.J20]*[.J$25]" table:style-name="ce1">
            <text:p>0.688587343</text:p>
          </table:table-cell>
          <table:table-cell office:value-type="float" office:value="0.60842978571428574" table:formula="of:=[.K20]*[.K$25]" table:style-name="ce1">
            <text:p>0.608429786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formula="of:=[.B21]*[.B$25]" table:style-name="ce1">
            <text:p>1.378826</text:p>
          </table:table-cell>
          <table:table-cell office:value-type="float" office:value="1.2573349428571428" table:formula="of:=[.C21]*[.C$25]" table:style-name="ce1">
            <text:p>1.257334943</text:p>
          </table:table-cell>
          <table:table-cell office:value-type="float" office:value="1.0784550857142856" table:formula="of:=[.D21]*[.D$25]" table:style-name="ce1">
            <text:p>1.078455086</text:p>
          </table:table-cell>
          <table:table-cell office:value-type="float" office:value="0.95499642857142841" table:formula="of:=[.E21]*[.E$25]" table:style-name="ce1">
            <text:p>0.954996429</text:p>
          </table:table-cell>
          <table:table-cell office:value-type="float" office:value="0.86644379999999988" table:formula="of:=[.F21]*[.F$25]" table:style-name="ce1">
            <text:p>0.8664438</text:p>
          </table:table-cell>
          <table:table-cell office:value-type="float" office:value="0.80478964285714272" table:formula="of:=[.G21]*[.G$25]" table:style-name="ce1">
            <text:p>0.804789643</text:p>
          </table:table-cell>
          <table:table-cell office:value-type="float" office:value="0.77126428571428551" table:formula="of:=[.H21]*[.H$25]" table:style-name="ce1">
            <text:p>0.771264286</text:p>
          </table:table-cell>
          <table:table-cell office:value-type="float" office:value="0.73748840000000015" table:formula="of:=[.I21]*[.I$25]" table:style-name="ce1">
            <text:p>0.7374884</text:p>
          </table:table-cell>
          <table:table-cell office:value-type="float" office:value="0.70515565714285711" table:formula="of:=[.J21]*[.J$25]" table:style-name="ce1">
            <text:p>0.705155657</text:p>
          </table:table-cell>
          <table:table-cell office:value-type="float" office:value="0.62306848571428564" table:formula="of:=[.K21]*[.K$25]" table:style-name="ce1">
            <text:p>0.6230684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formula="of:=[.B22]*[.B$25]" table:style-name="ce1">
            <text:p>1.392754</text:p>
          </table:table-cell>
          <table:table-cell office:value-type="float" office:value="1.2700358285714286" table:formula="of:=[.C22]*[.C$25]" table:style-name="ce1">
            <text:p>1.270035829</text:p>
          </table:table-cell>
          <table:table-cell office:value-type="float" office:value="1.0998740571428571" table:formula="of:=[.D22]*[.D$25]" table:style-name="ce1">
            <text:p>1.099874057</text:p>
          </table:table-cell>
          <table:table-cell office:value-type="float" office:value="0.9739628714285713" table:formula="of:=[.E22]*[.E$25]" table:style-name="ce1">
            <text:p>0.973962871</text:p>
          </table:table-cell>
          <table:table-cell office:value-type="float" office:value="0.88365091428571418" table:formula="of:=[.F22]*[.F$25]" table:style-name="ce1">
            <text:p>0.883650914</text:p>
          </table:table-cell>
          <table:table-cell office:value-type="float" office:value="0.82077214285714273" table:formula="of:=[.G22]*[.G$25]" table:style-name="ce1">
            <text:p>0.820772143</text:p>
          </table:table-cell>
          <table:table-cell office:value-type="float" office:value="0.78658154285714266" table:formula="of:=[.H22]*[.H$25]" table:style-name="ce1">
            <text:p>0.786581543</text:p>
          </table:table-cell>
          <table:table-cell office:value-type="float" office:value="0.75213490000000005" table:formula="of:=[.I22]*[.I$25]" table:style-name="ce1">
            <text:p>0.7521349</text:p>
          </table:table-cell>
          <table:table-cell office:value-type="float" office:value="0.71916000000000002" table:formula="of:=[.J22]*[.J$25]" table:style-name="ce1">
            <text:p>0.71916</text:p>
          </table:table-cell>
          <table:table-cell office:value-type="float" office:value="0.63544327142857138" table:formula="of:=[.K22]*[.K$25]" table:style-name="ce1">
            <text:p>0.635443271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09T23:35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